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amond" svg:font-family="Garamond" style:font-family-generic="roman"/>
    <style:font-face style:name="Arial Rounded MT Bold" svg:font-family="'Arial Rounded MT Bold'" style:font-pitch="variable"/>
    <style:font-face style:name="Avenir" svg:font-family="Avenir" style:font-pitch="variable"/>
    <style:font-face style:name="Big Caslon" svg:font-family="'Big Caslon'" style:font-pitch="variable"/>
    <style:font-face style:name="Cardinal" svg:font-family="Cardinal" style:font-pitch="variable"/>
    <style:font-face style:name="Celestia Antiqua Std" svg:font-family="'Celestia Antiqua Std'" style:font-pitch="variable"/>
    <style:font-face style:name="ChopinScript" svg:font-family="ChopinScript" style:font-pitch="variable"/>
    <style:font-face style:name="Computerfont" svg:font-family="Computerfont" style:font-pitch="variable"/>
    <style:font-face style:name="Futura" svg:font-family="Futura" style:font-pitch="variable"/>
    <style:font-face style:name="LCD" svg:font-family="LCD" style:font-adornments="Bold" style:font-pitch="variable"/>
    <style:font-face style:name="MarigoldWild" svg:font-family="MarigoldWild" style:font-pitch="variable"/>
    <style:font-face style:name="Morpheus" svg:font-family="Morpheus" style:font-pitch="variable"/>
    <style:font-face style:name="Noteworthy" svg:font-family="Noteworthy" style:font-adornments="Bold" style:font-pitch="variable"/>
    <style:font-face style:name="Only When I Do Fonts" svg:font-family="'Only When I Do Fonts'" style:font-pitch="variable"/>
    <style:font-face style:name="Optima" svg:font-family="Optima" style:font-adornments="Bold" style:font-pitch="variable"/>
    <style:font-face style:name="Papyrus" svg:font-family="Papyrus" style:font-pitch="variable"/>
    <style:font-face style:name="Pterra" svg:font-family="Pterra" style:font-pitch="variable"/>
    <style:font-face style:name="Ringbearer" svg:font-family="Ringbearer" style:font-pitch="variable"/>
    <style:font-face style:name="Source Code Pro" svg:font-family="'Source Code Pro'" style:font-adornments="Bold" style:font-pitch="variable"/>
    <style:font-face style:name="Space Age" svg:font-family="'Space Age'" style:font-pitch="variable"/>
    <style:font-face style:name="Star Jedi" svg:font-family="'Star Jedi'" style:font-pitch="variable"/>
    <style:font-face style:name="Times New Yorker" svg:font-family="'Times New Yorker'" style:font-pitch="variable"/>
    <style:font-face style:name="Yataghan" svg:font-family="Yataghan" style:font-pitch="variable"/>
    <style:font-face style:name="Monaco" svg:font-family="Monaco" style:font-family-generic="modern" style:font-pitch="variable"/>
    <style:font-face style:name="Liberation Serif" svg:font-family="'Liberation Serif'" style:font-family-generic="roman" style:font-pitch="variable"/>
    <style:font-face style:name="Palatino" svg:font-family="Palatino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cala Sans" svg:font-family="'Scala Sans'" style:font-family-generic="swiss" style:font-pitch="variable"/>
    <style:font-face style:name="Source Sans Pro" svg:font-family="'Source Sans Pro'" style:font-family-generic="swiss" style:font-pitch="variable"/>
    <style:font-face style:name="Source Sans Pro1" svg:font-family="'Source Sans Pro'" style:font-adornments="Bold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Bold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Celestia Antiqua Std" fo:font-size="77pt" officeooo:rsid="001734e9" officeooo:paragraph-rsid="001734e9" style:font-size-asian="77pt" style:font-size-complex="77pt"/>
    </style:style>
    <style:style style:name="P2" style:family="paragraph" style:parent-style-name="Standard">
      <style:text-properties style:font-name="Noteworthy" fo:font-size="86pt" officeooo:rsid="001734e9" officeooo:paragraph-rsid="001734e9" style:font-size-asian="86pt" style:font-size-complex="86pt"/>
    </style:style>
    <style:style style:name="P3" style:family="paragraph" style:parent-style-name="Standard">
      <style:text-properties style:font-name="Scala Sans" fo:font-size="62pt" officeooo:rsid="001734e9" officeooo:paragraph-rsid="001734e9" style:font-size-asian="62pt" style:font-size-complex="62pt"/>
    </style:style>
    <style:style style:name="P4" style:family="paragraph" style:parent-style-name="Standard">
      <style:text-properties style:font-name="Space Age" fo:font-size="44.2999992370605pt" officeooo:rsid="001734e9" officeooo:paragraph-rsid="001734e9" style:font-size-asian="44.2999992370605pt" style:font-size-complex="44.2999992370605pt"/>
    </style:style>
    <style:style style:name="T1" style:family="text">
      <style:text-properties style:font-name="Optima"/>
    </style:style>
    <style:style style:name="T2" style:family="text">
      <style:text-properties style:font-name="Ringbearer"/>
    </style:style>
    <style:style style:name="T3" style:family="text">
      <style:text-properties style:font-name="Scala Sans"/>
    </style:style>
    <style:style style:name="T4" style:family="text">
      <style:text-properties style:font-name="Space Age"/>
    </style:style>
    <style:style style:name="T5" style:family="text">
      <style:text-properties style:font-name="Space Age" fo:font-size="50pt" style:font-size-asian="50pt" style:font-size-complex="50pt"/>
    </style:style>
    <style:style style:name="T6" style:family="text">
      <style:text-properties style:font-name="Space Age" fo:font-size="40pt" style:font-size-asian="40pt" style:font-size-complex="40pt"/>
    </style:style>
    <style:style style:name="T7" style:family="text">
      <style:text-properties style:font-name="Space Age" fo:font-size="36pt" style:font-size-asian="36pt" style:font-size-complex="36pt"/>
    </style:style>
    <style:style style:name="T8" style:family="text">
      <style:text-properties style:font-name="Space Age" fo:font-size="33pt" officeooo:rsid="001734e9" style:font-size-asian="33pt" style:font-size-complex="33pt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style:font-name="Star Jedi" fo:font-size="36pt" style:font-size-asian="36pt" style:font-size-complex="36pt"/>
    </style:style>
    <style:style style:name="T11" style:family="text">
      <style:text-properties style:font-name="Times New Yorker" fo:font-size="36pt" style:font-size-asian="36pt" style:font-size-complex="3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Giorgio Audrito</text:p>
      <text:p text:style-name="P3">Giorgio Audrito</text:p>
      <text:p text:style-name="P2">Giorgio Audrito</text:p>
      <text:p text:style-name="P1">Giorgio Audri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ramond" svg:font-family="Garamond" style:font-family-generic="roman"/>
    <style:font-face style:name="Arial Rounded MT Bold" svg:font-family="'Arial Rounded MT Bold'" style:font-pitch="variable"/>
    <style:font-face style:name="Avenir" svg:font-family="Avenir" style:font-pitch="variable"/>
    <style:font-face style:name="Big Caslon" svg:font-family="'Big Caslon'" style:font-pitch="variable"/>
    <style:font-face style:name="Cardinal" svg:font-family="Cardinal" style:font-pitch="variable"/>
    <style:font-face style:name="Celestia Antiqua Std" svg:font-family="'Celestia Antiqua Std'" style:font-pitch="variable"/>
    <style:font-face style:name="ChopinScript" svg:font-family="ChopinScript" style:font-pitch="variable"/>
    <style:font-face style:name="Computerfont" svg:font-family="Computerfont" style:font-pitch="variable"/>
    <style:font-face style:name="Futura" svg:font-family="Futura" style:font-pitch="variable"/>
    <style:font-face style:name="LCD" svg:font-family="LCD" style:font-adornments="Bold" style:font-pitch="variable"/>
    <style:font-face style:name="MarigoldWild" svg:font-family="MarigoldWild" style:font-pitch="variable"/>
    <style:font-face style:name="Morpheus" svg:font-family="Morpheus" style:font-pitch="variable"/>
    <style:font-face style:name="Noteworthy" svg:font-family="Noteworthy" style:font-adornments="Bold" style:font-pitch="variable"/>
    <style:font-face style:name="Only When I Do Fonts" svg:font-family="'Only When I Do Fonts'" style:font-pitch="variable"/>
    <style:font-face style:name="Optima" svg:font-family="Optima" style:font-adornments="Bold" style:font-pitch="variable"/>
    <style:font-face style:name="Papyrus" svg:font-family="Papyrus" style:font-pitch="variable"/>
    <style:font-face style:name="Pterra" svg:font-family="Pterra" style:font-pitch="variable"/>
    <style:font-face style:name="Ringbearer" svg:font-family="Ringbearer" style:font-pitch="variable"/>
    <style:font-face style:name="Source Code Pro" svg:font-family="'Source Code Pro'" style:font-adornments="Bold" style:font-pitch="variable"/>
    <style:font-face style:name="Space Age" svg:font-family="'Space Age'" style:font-pitch="variable"/>
    <style:font-face style:name="Star Jedi" svg:font-family="'Star Jedi'" style:font-pitch="variable"/>
    <style:font-face style:name="Times New Yorker" svg:font-family="'Times New Yorker'" style:font-pitch="variable"/>
    <style:font-face style:name="Yataghan" svg:font-family="Yataghan" style:font-pitch="variable"/>
    <style:font-face style:name="Monaco" svg:font-family="Monaco" style:font-family-generic="modern" style:font-pitch="variable"/>
    <style:font-face style:name="Liberation Serif" svg:font-family="'Liberation Serif'" style:font-family-generic="roman" style:font-pitch="variable"/>
    <style:font-face style:name="Palatino" svg:font-family="Palatino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cala Sans" svg:font-family="'Scala Sans'" style:font-family-generic="swiss" style:font-pitch="variable"/>
    <style:font-face style:name="Source Sans Pro" svg:font-family="'Source Sans Pro'" style:font-family-generic="swiss" style:font-pitch="variable"/>
    <style:font-face style:name="Source Sans Pro1" svg:font-family="'Source Sans Pro'" style:font-adornments="Bold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Bold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5:17:04.389957000</meta:creation-date>
    <dc:date>2017-11-02T15:35:04.809744000</dc:date>
    <meta:editing-duration>PT1M33S</meta:editing-duration>
    <meta:editing-cycles>2</meta:editing-cycles>
    <meta:generator>LibreOffice/5.1.4.2$MacOSX_X86_64 LibreOffice_project/f99d75f39f1c57ebdd7ffc5f42867c12031db97a</meta:generator>
    <meta:document-statistic meta:table-count="0" meta:image-count="0" meta:object-count="0" meta:page-count="1" meta:paragraph-count="4" meta:word-count="8" meta:character-count="60" meta:non-whitespace-character-count="56"/>
  </office:meta>
</office:document-meta>
</file>